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.1252in" fo:margin-bottom="0.1252in" loext:contextual-spacing="false" fo:orphans="2" fo:widows="2" fo:text-indent="0in" style:auto-text-indent="false"/>
      <style:text-properties fo:font-variant="normal" fo:text-transform="none" fo:color="#2d3b45" style:font-name="Lato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evant Materials:<text:line-break/>OSPP textbook, chapter 10<text:line-break/>chapter 10 slides</text:p>
      <text:p text:style-name="P1"><text:line-break/>1. Define the following terms:<text:line-break/>  - zero-copy I/O<text:line-break/>  - paravirtualization<text:line-break/>   - process migration<text:line-break/>  - log<text:line-break/>  - incremental checkpoint</text:p>
      <text:p text:style-name="P1">2. Why does the operating system need to pin pages when performing zero-copy I/O if I/O devices are using physical addresses?</text:p>
      <text:p text:style-name="P1">3. What is an efficient way to take a checkpoint if a trap handler is in progress?</text:p>
      <text:p text:style-name="P1">4. How do you prevent a call to a user-level page handler from experiencing a page fault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3:14:07.724017993</meta:creation-date>
    <dc:date>2019-06-05T13:14:30.866248103</dc:date>
    <meta:editing-duration>PT23S</meta:editing-duration>
    <meta:editing-cycles>1</meta:editing-cycles>
    <meta:document-statistic meta:table-count="0" meta:image-count="0" meta:object-count="0" meta:page-count="1" meta:paragraph-count="5" meta:word-count="82" meta:character-count="489" meta:non-whitespace-character-count="400"/>
    <meta:generator>LibreOffice/6.0.7.3$Linux_X86_64 LibreOffice_project/00m0$Build-3</meta:generator>
  </office:meta>
</office:document-meta>
</file>